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cripts/javascript/Macros/Macro1.js" manifest:media-type=""/>
  <manifest:file-entry manifest:full-path="Scripts/javascript/Macros/parcel-descriptor.xml" manifest:media-type=""/>
  <manifest:file-entry manifest:full-path="Scripts/javascript/Macros/" manifest:media-type="application/binary"/>
  <manifest:file-entry manifest:full-path="Scripts/javascript/" manifest:media-type="application/binary"/>
  <manifest:file-entry manifest:full-path="Scripts/" manifest:media-type="application/binary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9mm"/>
    </style:style>
    <style:style style:name="co2" style:family="table-column">
      <style:table-column-properties fo:break-before="auto" style:column-width="59.65mm"/>
    </style:style>
    <style:style style:name="co3" style:family="table-column">
      <style:table-column-properties fo:break-before="auto" style:column-width="17.13mm"/>
    </style:style>
    <style:style style:name="co4" style:family="table-column">
      <style:table-column-properties fo:break-before="auto" style:column-width="14.92mm"/>
    </style:style>
    <style:style style:name="co5" style:family="table-column">
      <style:table-column-properties fo:break-before="auto" style:column-width="14.64mm"/>
    </style:style>
    <style:style style:name="co6" style:family="table-column">
      <style:table-column-properties fo:break-before="auto" style:column-width="20.18mm"/>
    </style:style>
    <style:style style:name="co7" style:family="table-column">
      <style:table-column-properties fo:break-before="auto" style:column-width="16.86mm"/>
    </style:style>
    <style:style style:name="co8" style:family="table-column">
      <style:table-column-properties fo:break-before="auto" style:column-width="18.52mm"/>
    </style:style>
    <style:style style:name="co9" style:family="table-column">
      <style:table-column-properties fo:break-before="auto" style:column-width="16.03mm"/>
    </style:style>
    <style:style style:name="co10" style:family="table-column">
      <style:table-column-properties fo:break-before="auto" style:column-width="22.67mm"/>
    </style:style>
    <style:style style:name="co11" style:family="table-column">
      <style:table-column-properties fo:break-before="auto" style:column-width="44.79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8.94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6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mm"/>
    </style:style>
    <style:style style:name="ce8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</style:style>
    <style:style style:name="ce9" style:family="table-cell" style:parent-style-name="Default" style:data-style-name="N2">
      <style:table-cell-properties style:text-align-source="fix" style:repeat-content="false" fo:wrap-option="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fo:border="0.74pt solid #000000"/>
    </style:style>
    <style:style style:name="ce11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mm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 style:data-style-name="N106">
      <style:table-cell-properties style:text-align-source="fix" style:repeat-content="false" fo:wrap-option="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06">
      <style:table-cell-properties style:text-align-source="fix" style:repeat-content="false" fo:wrap-option="wrap" fo:border="0.74pt solid #000000"/>
      <style:paragraph-properties fo:text-align="center" fo:margin-left="0mm"/>
    </style:style>
    <style:style style:name="ce15" style:family="table-cell" style:parent-style-name="Default" style:data-style-name="N106"/>
    <style:style style:name="ce16" style:family="table-cell" style:parent-style-name="Default" style:data-style-name="N106">
      <style:table-cell-properties style:text-align-source="fix" style:repeat-content="false" fo:wrap-option="wrap"/>
      <style:paragraph-properties fo:text-align="center" fo:margin-left="0mm"/>
    </style:style>
    <style:style style:name="ce17" style:family="table-cell" style:parent-style-name="Default" style:data-style-name="N110">
      <style:table-cell-properties style:text-align-source="fix" style:repeat-content="false" fo:wrap-option="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10">
      <style:table-cell-properties style:text-align-source="fix" style:repeat-content="false" fo:wrap-option="wrap" fo:border="0.74pt solid #000000"/>
      <style:paragraph-properties fo:text-align="center" fo:margin-left="0mm"/>
    </style:style>
    <style:style style:name="ce19" style:family="table-cell" style:parent-style-name="Default" style:data-style-name="N110">
      <style:table-cell-properties style:text-align-source="fix" style:repeat-content="false" fo:background-color="transparent" fo:wrap-option="wrap" fo:border="0.74pt solid #000000"/>
      <style:paragraph-properties fo:text-align="center" fo:margin-left="0mm"/>
    </style:style>
    <style:style style:name="ce20" style:family="table-cell" style:parent-style-name="Default" style:data-style-name="N110">
      <style:table-cell-properties fo:background-color="#ffff00" style:text-align-source="fix" style:repeat-content="false" fo:wrap-option="wrap" fo:border="0.74pt solid #000000"/>
      <style:paragraph-properties fo:text-align="center" fo:margin-left="0mm"/>
    </style:style>
    <style:style style:name="ce21" style:family="table-cell" style:parent-style-name="Default" style:data-style-name="N110"/>
    <style:style style:name="ce22" style:family="table-cell" style:parent-style-name="Default" style:data-style-name="N110">
      <style:table-cell-properties style:text-align-source="fix" style:repeat-content="false" fo:wrap-option="wrap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mm"/>
    </style:style>
    <style:style style:name="ce24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</style:style>
  </office:automatic-styles>
  <office:body>
    <office:spreadsheet>
      <table:table table:name="Hoja1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default-cell-style-name="ce3"/>
        <table:table-column table:style-name="co4" table:default-cell-style-name="ce8"/>
        <table:table-column table:style-name="co5" table:default-cell-style-name="ce3"/>
        <table:table-column table:style-name="co6" table:default-cell-style-name="ce3"/>
        <table:table-column table:style-name="co7" table:default-cell-style-name="ce8"/>
        <table:table-column table:style-name="co8" table:number-columns-repeated="2" table:default-cell-style-name="ce3"/>
        <table:table-column table:style-name="co9" table:default-cell-style-name="ce11"/>
        <table:table-column table:style-name="co10" table:default-cell-style-name="ce3"/>
        <table:table-column table:style-name="co8" table:default-cell-style-name="ce3"/>
        <table:table-column table:style-name="co10" table:number-columns-repeated="2" table:default-cell-style-name="ce16"/>
        <table:table-column table:style-name="co11" table:default-cell-style-name="ce22"/>
        <table:table-column table:style-name="co10" table:number-columns-repeated="1001" table:default-cell-style-name="ce3"/>
        <table:table-column table:style-name="co10" table:number-columns-repeated="8" table:default-cell-style-name="Default"/>
        <table:table-row table:style-name="ro1">
          <table:table-cell table:style-name="ce1" office:value-type="string" calcext:value-type="string">
            <text:p>Signal Number</text:p>
          </table:table-cell>
          <table:table-cell table:style-name="ce1" office:value-type="string" calcext:value-type="string">
            <text:p>Signal Description</text:p>
          </table:table-cell>
          <table:table-cell table:style-name="ce1" office:value-type="string" calcext:value-type="string">
            <text:p>Size/bits</text:p>
          </table:table-cell>
          <table:table-cell table:style-name="ce6" office:value-type="string" calcext:value-type="string">
            <text:p>J/ms</text:p>
          </table:table-cell>
          <table:table-cell table:style-name="ce1" office:value-type="string" calcext:value-type="string">
            <text:p>T/ms</text:p>
          </table:table-cell>
          <table:table-cell table:style-name="ce1" office:value-type="string" calcext:value-type="string">
            <text:p>Periodic / Sporadic</text:p>
          </table:table-cell>
          <table:table-cell table:style-name="ce6" office:value-type="string" calcext:value-type="string">
            <text:p>D/ms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To</text:p>
          </table:table-cell>
          <table:table-cell table:style-name="ce9" office:value-type="string" calcext:value-type="string">
            <text:p>D – J</text:p>
          </table:table-cell>
          <table:table-cell table:style-name="ce1" office:value-type="string" calcext:value-type="string">
            <text:p>Ck para 500Kbs</text:p>
          </table:table-cell>
          <table:table-cell table:style-name="ce1" office:value-type="string" calcext:value-type="string">
            <text:p>Bm para 500Kbs</text:p>
          </table:table-cell>
          <table:table-cell table:style-name="ce13" office:value-type="string" calcext:value-type="string">
            <text:p>Wm para 500Kbs</text:p>
          </table:table-cell>
          <table:table-cell table:style-name="ce13" office:value-type="string" calcext:value-type="string">
            <text:p>Rm para 500Kbs</text:p>
          </table:table-cell>
          <table:table-cell table:style-name="ce17"/>
          <table:table-cell table:style-name="ce1" table:number-columns-repeated="1001"/>
          <table:table-cell table:number-columns-repeated="8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Hi&amp;Lo Contactor Open/Clos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1" calcext:value-type="float">
            <text:p>0,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2]-[.D2]" office:value-type="float" office:value="4.9" calcext:value-type="float">
            <text:p>4,90</text:p>
          </table:table-cell>
          <table:table-cell table:style-name="ce2" table:formula="of:=(47 + 8*[.$C2] + INT((34 + 8*[.$C2])/5))*[.O$6]" office:value-type="float" office:value="0.126" calcext:value-type="float">
            <text:p>0,126</text:p>
          </table:table-cell>
          <table:table-cell table:style-name="ce12" table:formula="of:=130*[.$O$6]" office:value-type="float" office:value="0.26" calcext:value-type="float">
            <text:p>0,26</text:p>
          </table:table-cell>
          <table:table-cell table:style-name="ce14" table:formula="of:=130*[.$O$6]" office:value-type="float" office:value="0.26" calcext:value-type="float">
            <text:p>0,260</text:p>
          </table:table-cell>
          <table:table-cell table:style-name="ce14" table:formula="of:= [.M2] + [.K2]" office:value-type="float" office:value="0.386" calcext:value-type="float">
            <text:p>0,386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Brake Pressure, Lin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2" calcext:value-type="float">
            <text:p>0,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Brakes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3]-[.D3]" office:value-type="float" office:value="4.8" calcext:value-type="float">
            <text:p>4,80</text:p>
          </table:table-cell>
          <table:table-cell table:style-name="ce2" table:formula="of:=(47 + 8*[.$C3] + INT((34 + 8*[.$C3])/5))*[.O$6]" office:value-type="float" office:value="0.126" calcext:value-type="float">
            <text:p>0,126</text:p>
          </table:table-cell>
          <table:table-cell table:style-name="ce12" table:formula="of:=130*[.$O$6]" office:value-type="float" office:value="0.26" calcext:value-type="float">
            <text:p>0,26</text:p>
          </table:table-cell>
          <table:table-cell table:style-name="ce14" office:value-type="float" office:value="0.386" calcext:value-type="float">
            <text:p>0,386</text:p>
          </table:table-cell>
          <table:table-cell table:style-name="ce14" table:formula="of:= [.M3] + [.K3]" office:value-type="float" office:value="0.512" calcext:value-type="float">
            <text:p>0,512</text:p>
          </table:table-cell>
          <table:table-cell table:style-name="ce18" office:value-type="string" calcext:value-type="string">
            <text:p>Tiempo por bit</text:p>
          </table:table-cell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Processed Motor Speed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2" calcext:value-type="float">
            <text:p>0,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I/M C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4]-[.D4]" office:value-type="float" office:value="4.8" calcext:value-type="float">
            <text:p>4,80</text:p>
          </table:table-cell>
          <table:table-cell table:style-name="ce2" table:formula="of:=(47 + 8*[.$C4] + INT((34 + 8*[.$C4])/5))*[.O$6]" office:value-type="float" office:value="0.126" calcext:value-type="float">
            <text:p>0,126</text:p>
          </table:table-cell>
          <table:table-cell table:style-name="ce12" table:formula="of:=130*[.$O$6]" office:value-type="float" office:value="0.26" calcext:value-type="float">
            <text:p>0,26</text:p>
          </table:table-cell>
          <table:table-cell table:style-name="ce14" table:formula="of:=SUMARRANGO([.$O$5]; [.$M$2:.M3])" office:value-type="float" office:value="0.512" calcext:value-type="float">
            <text:p>0,512</text:p>
          </table:table-cell>
          <table:table-cell table:style-name="ce14" table:formula="of:= [.M4] + [.K4]" office:value-type="float" office:value="0.638" calcext:value-type="float">
            <text:p>0,638</text:p>
          </table:table-cell>
          <table:table-cell table:style-name="ce19" office:value-type="float" office:value="0.008" calcext:value-type="float">
            <text:p>0,008000</text:p>
          </table:table-cell>
          <table:table-cell table:style-name="ce23" office:value-type="string" calcext:value-type="string">
            <text:p>125Kb/s</text:p>
          </table:table-cell>
          <table:table-cell table:style-name="ce2" table:number-columns-repeated="1000"/>
          <table:table-cell table:number-columns-repeated="8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Torque Command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2" calcext:value-type="float">
            <text:p>0,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I/M C</text:p>
          </table:table-cell>
          <table:table-cell table:style-name="ce10" table:formula="of:=[.G5]-[.D5]" office:value-type="float" office:value="4.8" calcext:value-type="float">
            <text:p>4,80</text:p>
          </table:table-cell>
          <table:table-cell table:style-name="ce2" table:formula="of:=(47 + 8*[.$C5] + INT((34 + 8*[.$C5])/5))*[.O$6]" office:value-type="float" office:value="0.126" calcext:value-type="float">
            <text:p>0,126</text:p>
          </table:table-cell>
          <table:table-cell table:style-name="ce12" table:formula="of:=130*[.$O$6]" office:value-type="float" office:value="0.26" calcext:value-type="float">
            <text:p>0,26</text:p>
          </table:table-cell>
          <table:table-cell table:style-name="ce14" table:formula="of:=SUMARRANGO([.$O$5]; [.$M$2:.M4])" office:value-type="float" office:value="0.638" calcext:value-type="float">
            <text:p>0,638</text:p>
          </table:table-cell>
          <table:table-cell table:style-name="ce14" table:formula="of:= [.M5] + [.K5]" office:value-type="float" office:value="0.764" calcext:value-type="float">
            <text:p>0,764</text:p>
          </table:table-cell>
          <table:table-cell table:style-name="ce19" office:value-type="float" office:value="0.004" calcext:value-type="float">
            <text:p>0,004000</text:p>
          </table:table-cell>
          <table:table-cell table:style-name="ce23" office:value-type="string" calcext:value-type="string">
            <text:p>250Kb/s</text:p>
          </table:table-cell>
          <table:table-cell table:style-name="ce2" table:number-columns-repeated="1000"/>
          <table:table-cell table:number-columns-repeated="8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Brake Pressure, Master Cylinder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1" calcext:value-type="float">
            <text:p>0,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Brakes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6]-[.D6]" office:value-type="float" office:value="4.9" calcext:value-type="float">
            <text:p>4,90</text:p>
          </table:table-cell>
          <table:table-cell table:style-name="ce2" table:formula="of:=(47 + 8*[.$C6] + INT((34 + 8*[.$C6])/5))*[.O$6]" office:value-type="float" office:value="0.126" calcext:value-type="float">
            <text:p>0,126</text:p>
          </table:table-cell>
          <table:table-cell table:style-name="ce12" table:formula="of:=130*[.$O$6]" office:value-type="float" office:value="0.26" calcext:value-type="float">
            <text:p>0,26</text:p>
          </table:table-cell>
          <table:table-cell table:style-name="ce14" table:formula="of:=SUMARRANGO([.$O$5]; [.$M$2:.M5])" office:value-type="float" office:value="0.764" calcext:value-type="float">
            <text:p>0,764</text:p>
          </table:table-cell>
          <table:table-cell table:style-name="ce14" table:formula="of:= [.M6] + [.K6]" office:value-type="float" office:value="0.89" calcext:value-type="float">
            <text:p>0,890</text:p>
          </table:table-cell>
          <table:table-cell table:style-name="ce20" office:value-type="float" office:value="0.002" calcext:value-type="float">
            <text:p>0,002000</text:p>
          </table:table-cell>
          <table:table-cell table:style-name="ce24" office:value-type="string" calcext:value-type="string">
            <text:p>500Kb/s</text:p>
          </table:table-cell>
          <table:table-cell table:style-name="ce2" table:number-columns-repeated="1000"/>
          <table:table-cell table:number-columns-repeated="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Accelerator Position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1" calcext:value-type="float">
            <text:p>0,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7]-[.D7]" office:value-type="float" office:value="4.9" calcext:value-type="float">
            <text:p>4,90</text:p>
          </table:table-cell>
          <table:table-cell table:style-name="ce2" table:formula="of:=(47 + 8*[.$C7] + INT((34 + 8*[.$C7])/5))*[.O$6]" office:value-type="float" office:value="0.126" calcext:value-type="float">
            <text:p>0,126</text:p>
          </table:table-cell>
          <table:table-cell table:style-name="ce12" table:formula="of:=130*[.$O$6]" office:value-type="float" office:value="0.26" calcext:value-type="float">
            <text:p>0,26</text:p>
          </table:table-cell>
          <table:table-cell table:style-name="ce14" table:formula="of:=SUMARRANGO([.$O$5]; [.$M$2:.M6])" office:value-type="float" office:value="0.89" calcext:value-type="float">
            <text:p>0,890</text:p>
          </table:table-cell>
          <table:table-cell table:style-name="ce14" table:formula="of:= [.M7] + [.K7]" office:value-type="float" office:value="1.016" calcext:value-type="float">
            <text:p>1,016</text:p>
          </table:table-cell>
          <table:table-cell table:style-name="ce18" office:value-type="float" office:value="0.000001" calcext:value-type="float">
            <text:p>0,000001</text:p>
          </table:table-cell>
          <table:table-cell table:style-name="ce2" office:value-type="string" calcext:value-type="string">
            <text:p>1Mb/s</text:p>
          </table:table-cell>
          <table:table-cell table:style-name="ce2" table:number-columns-repeated="1000"/>
          <table:table-cell table:number-columns-repeated="8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Torque Measured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1" calcext:value-type="float">
            <text:p>0,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I/M C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8]-[.D8]" office:value-type="float" office:value="4.9" calcext:value-type="float">
            <text:p>4,90</text:p>
          </table:table-cell>
          <table:table-cell table:style-name="ce2" table:formula="of:=(47 + 8*[.$C8] + INT((34 + 8*[.$C8])/5))*[.O$6]" office:value-type="float" office:value="0.126" calcext:value-type="float">
            <text:p>0,126</text:p>
          </table:table-cell>
          <table:table-cell table:style-name="ce12" table:formula="of:=130*[.$O$6]" office:value-type="float" office:value="0.26" calcext:value-type="float">
            <text:p>0,26</text:p>
          </table:table-cell>
          <table:table-cell table:style-name="ce14" table:formula="of:=SUMARRANGO([.$O$5]; [.$M$2:.M7])" office:value-type="float" office:value="1.016" calcext:value-type="float">
            <text:p>1,016</text:p>
          </table:table-cell>
          <table:table-cell table:style-name="ce14" table:formula="of:= [.M8] + [.K8]" office:value-type="float" office:value="1.142" calcext:value-type="float">
            <text:p>1,142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Transaction Clutch Line Pressur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1" calcext:value-type="float">
            <text:p>0,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Trans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9]-[.D9]" office:value-type="float" office:value="4.9" calcext:value-type="float">
            <text:p>4,90</text:p>
          </table:table-cell>
          <table:table-cell table:style-name="ce2" table:formula="of:=(47 + 8*[.$C9] + INT((34 + 8*[.$C9])/5))*[.O$6]" office:value-type="float" office:value="0.126" calcext:value-type="float">
            <text:p>0,126</text:p>
          </table:table-cell>
          <table:table-cell table:style-name="ce12" table:formula="of:=130*[.$O$6]" office:value-type="float" office:value="0.26" calcext:value-type="float">
            <text:p>0,26</text:p>
          </table:table-cell>
          <table:table-cell table:style-name="ce14" table:formula="of:=SUMARRANGO([.$O$5]; [.$M$2:.M8])" office:value-type="float" office:value="1.142" calcext:value-type="float">
            <text:p>1,142</text:p>
          </table:table-cell>
          <table:table-cell table:style-name="ce14" table:formula="of:= [.M9] + [.K9]" office:value-type="float" office:value="1.268" calcext:value-type="float">
            <text:p>1,268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Clutch Pressure Contro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1" calcext:value-type="float">
            <text:p>0,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Battery</text:p>
          </table:table-cell>
          <table:table-cell table:style-name="ce10" table:formula="of:=[.G10]-[.D10]" office:value-type="float" office:value="4.9" calcext:value-type="float">
            <text:p>4,90</text:p>
          </table:table-cell>
          <table:table-cell table:style-name="ce2" table:formula="of:=(47 + 8*[.$C10] + INT((34 + 8*[.$C10])/5))*[.O$6]" office:value-type="float" office:value="0.126" calcext:value-type="float">
            <text:p>0,126</text:p>
          </table:table-cell>
          <table:table-cell table:style-name="ce12" table:formula="of:=130*[.$O$6]" office:value-type="float" office:value="0.26" calcext:value-type="float">
            <text:p>0,26</text:p>
          </table:table-cell>
          <table:table-cell table:style-name="ce14" table:formula="of:=SUMARRANGO([.$O$5]; [.$M$2:.M9])" office:value-type="float" office:value="1.268" calcext:value-type="float">
            <text:p>1,268</text:p>
          </table:table-cell>
          <table:table-cell table:style-name="ce14" table:formula="of:= [.M10] + [.K10]" office:value-type="float" office:value="1.394" calcext:value-type="float">
            <text:p>1,394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High Contactor Contro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3" calcext:value-type="float">
            <text:p>0,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" calcext:value-type="float">
            <text:p>1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Battery</text:p>
          </table:table-cell>
          <table:table-cell table:style-name="ce10" table:formula="of:=[.G11]-[.D11]" office:value-type="float" office:value="9.7" calcext:value-type="float">
            <text:p>9,70</text:p>
          </table:table-cell>
          <table:table-cell table:style-name="ce2" table:formula="of:=(47 + 8*[.$C11] + INT((34 + 8*[.$C11])/5))*[.O$6]" office:value-type="float" office:value="0.126" calcext:value-type="float">
            <text:p>0,126</text:p>
          </table:table-cell>
          <table:table-cell table:style-name="ce12" table:formula="of:=130*[.$O$6]" office:value-type="float" office:value="0.26" calcext:value-type="float">
            <text:p>0,26</text:p>
          </table:table-cell>
          <table:table-cell table:style-name="ce14" table:formula="of:=SUMARRANGO([.$O$5]; [.$M$2:.M10])" office:value-type="float" office:value="1.394" calcext:value-type="float">
            <text:p>1,394</text:p>
          </table:table-cell>
          <table:table-cell table:style-name="ce14" table:formula="of:= [.M11] + [.K11]" office:value-type="float" office:value="1.52" calcext:value-type="float">
            <text:p>1,52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Low Contactor Contro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4" calcext:value-type="float">
            <text:p>0,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" calcext:value-type="float">
            <text:p>1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Battery</text:p>
          </table:table-cell>
          <table:table-cell table:style-name="ce10" table:formula="of:=[.G12]-[.D12]" office:value-type="float" office:value="9.6" calcext:value-type="float">
            <text:p>9,60</text:p>
          </table:table-cell>
          <table:table-cell table:style-name="ce2" table:formula="of:=(47 + 8*[.$C12] + INT((34 + 8*[.$C12])/5))*[.O$6]" office:value-type="float" office:value="0.126" calcext:value-type="float">
            <text:p>0,126</text:p>
          </table:table-cell>
          <table:table-cell table:style-name="ce12" table:formula="of:=130*[.$O$6]" office:value-type="float" office:value="0.26" calcext:value-type="float">
            <text:p>0,26</text:p>
          </table:table-cell>
          <table:table-cell table:style-name="ce14" table:formula="of:=SUMARRANGO([.$O$5]; [.$M$2:.M11])" office:value-type="float" office:value="1.52" calcext:value-type="float">
            <text:p>1,520</text:p>
          </table:table-cell>
          <table:table-cell table:style-name="ce14" table:formula="of:= [.M12] + [.K12]" office:value-type="float" office:value="1.646" calcext:value-type="float">
            <text:p>1,646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Main Contactor Acknowledg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.5" calcext:value-type="float">
            <text:p>1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I/M C</text:p>
          </table:table-cell>
          <table:table-cell table:style-name="ce10" table:formula="of:=[.G13]-[.D13]" office:value-type="float" office:value="18.5" calcext:value-type="float">
            <text:p>18,50</text:p>
          </table:table-cell>
          <table:table-cell table:style-name="ce2" table:formula="of:=(47 + 8*[.$C13] + INT((34 + 8*[.$C13])/5))*[.O$6]" office:value-type="float" office:value="0.126" calcext:value-type="float">
            <text:p>0,126</text:p>
          </table:table-cell>
          <table:table-cell table:style-name="ce12" table:formula="of:=130*[.$O$6]" office:value-type="float" office:value="0.26" calcext:value-type="float">
            <text:p>0,26</text:p>
          </table:table-cell>
          <table:table-cell table:style-name="ce14" table:formula="of:=SUMARRANGO([.$O$5]; [.$M$2:.M12])" office:value-type="float" office:value="1.646" calcext:value-type="float">
            <text:p>1,646</text:p>
          </table:table-cell>
          <table:table-cell table:style-name="ce14" table:formula="of:= [.M13] + [.K13]" office:value-type="float" office:value="1.772" calcext:value-type="float">
            <text:p>1,772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Shift in Progress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.4" calcext:value-type="float">
            <text:p>1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I/M C</text:p>
          </table:table-cell>
          <table:table-cell table:style-name="ce10" table:formula="of:=[.G14]-[.D14]" office:value-type="float" office:value="18.6" calcext:value-type="float">
            <text:p>18,60</text:p>
          </table:table-cell>
          <table:table-cell table:style-name="ce2" table:formula="of:=(47 + 8*[.$C14] + INT((34 + 8*[.$C14])/5))*[.O$6]" office:value-type="float" office:value="0.126" calcext:value-type="float">
            <text:p>0,126</text:p>
          </table:table-cell>
          <table:table-cell table:style-name="ce12" table:formula="of:=130*[.$O$6]" office:value-type="float" office:value="0.26" calcext:value-type="float">
            <text:p>0,26</text:p>
          </table:table-cell>
          <table:table-cell table:style-name="ce14" table:formula="of:=SUMARRANGO([.$O$5]; [.$M$2:.M13])" office:value-type="float" office:value="1.772" calcext:value-type="float">
            <text:p>1,772</text:p>
          </table:table-cell>
          <table:table-cell table:style-name="ce14" table:formula="of:= [.M14] + [.K14]" office:value-type="float" office:value="1.898" calcext:value-type="float">
            <text:p>1,898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Idl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.3" calcext:value-type="float">
            <text:p>1,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I/M C</text:p>
          </table:table-cell>
          <table:table-cell table:style-name="ce10" table:formula="of:=[.G15]-[.D15]" office:value-type="float" office:value="18.7" calcext:value-type="float">
            <text:p>18,70</text:p>
          </table:table-cell>
          <table:table-cell table:style-name="ce2" table:formula="of:=(47 + 8*[.$C15] + INT((34 + 8*[.$C15])/5))*[.O$6]" office:value-type="float" office:value="0.126" calcext:value-type="float">
            <text:p>0,126</text:p>
          </table:table-cell>
          <table:table-cell table:style-name="ce12" table:formula="of:=130*[.$O$6]" office:value-type="float" office:value="0.26" calcext:value-type="float">
            <text:p>0,26</text:p>
          </table:table-cell>
          <table:table-cell table:style-name="ce14" table:formula="of:=SUMARRANGO([.$O$5]; [.$M$2:.M14])" office:value-type="float" office:value="1.898" calcext:value-type="float">
            <text:p>1,898</text:p>
          </table:table-cell>
          <table:table-cell table:style-name="ce14" table:formula="of:= [.M15] + [.K15]" office:value-type="float" office:value="2.024" calcext:value-type="float">
            <text:p>2,024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FWD/REV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.2" calcext:value-type="float">
            <text:p>1,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I/M C</text:p>
          </table:table-cell>
          <table:table-cell table:style-name="ce10" table:formula="of:=[.G16]-[.D16]" office:value-type="float" office:value="18.8" calcext:value-type="float">
            <text:p>18,80</text:p>
          </table:table-cell>
          <table:table-cell table:style-name="ce2" table:formula="of:=(47 + 8*[.$C16] + INT((34 + 8*[.$C16])/5))*[.O$6]" office:value-type="float" office:value="0.126" calcext:value-type="float">
            <text:p>0,126</text:p>
          </table:table-cell>
          <table:table-cell table:style-name="ce12" table:formula="of:=130*[.$O$6]" office:value-type="float" office:value="0.26" calcext:value-type="float">
            <text:p>0,26</text:p>
          </table:table-cell>
          <table:table-cell table:style-name="ce14" table:formula="of:=SUMARRANGO([.$O$5]; [.$M$2:.M15])" office:value-type="float" office:value="2.024" calcext:value-type="float">
            <text:p>2,024</text:p>
          </table:table-cell>
          <table:table-cell table:style-name="ce14" table:formula="of:= [.M16] + [.K16]" office:value-type="float" office:value="2.15" calcext:value-type="float">
            <text:p>2,15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Key Switch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.1" calcext:value-type="float">
            <text:p>1,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I/M C</text:p>
          </table:table-cell>
          <table:table-cell table:style-name="ce10" table:formula="of:=[.G17]-[.D17]" office:value-type="float" office:value="18.9" calcext:value-type="float">
            <text:p>18,90</text:p>
          </table:table-cell>
          <table:table-cell table:style-name="ce2" table:formula="of:=(47 + 8*[.$C17] + INT((34 + 8*[.$C17])/5))*[.O$6]" office:value-type="float" office:value="0.126" calcext:value-type="float">
            <text:p>0,126</text:p>
          </table:table-cell>
          <table:table-cell table:style-name="ce12" table:formula="of:=130*[.$O$6]" office:value-type="float" office:value="0.26" calcext:value-type="float">
            <text:p>0,26</text:p>
          </table:table-cell>
          <table:table-cell table:style-name="ce14" table:formula="of:=SUMARRANGO([.$O$5]; [.$M$2:.M16])" office:value-type="float" office:value="2.15" calcext:value-type="float">
            <text:p>2,150</text:p>
          </table:table-cell>
          <table:table-cell table:style-name="ce14" table:formula="of:= [.M17] + [.K17]" office:value-type="float" office:value="2.276" calcext:value-type="float">
            <text:p>2,276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Warning Lights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Ins,</text:p>
          </table:table-cell>
          <table:table-cell table:style-name="ce10" table:formula="of:=[.G18]-[.D18]" office:value-type="float" office:value="19" calcext:value-type="float">
            <text:p>19,00</text:p>
          </table:table-cell>
          <table:table-cell table:style-name="ce2" table:formula="of:=(47 + 8*[.$C18] + INT((34 + 8*[.$C18])/5))*[.O$6]" office:value-type="float" office:value="0.126" calcext:value-type="float">
            <text:p>0,126</text:p>
          </table:table-cell>
          <table:table-cell table:style-name="ce12" table:formula="of:=130*[.$O$6]" office:value-type="float" office:value="0.26" calcext:value-type="float">
            <text:p>0,26</text:p>
          </table:table-cell>
          <table:table-cell table:style-name="ce14" table:formula="of:=SUMARRANGO([.$O$5]; [.$M$2:.M17])" office:value-type="float" office:value="2.276" calcext:value-type="float">
            <text:p>2,276</text:p>
          </table:table-cell>
          <table:table-cell table:style-name="ce14" table:formula="of:= [.M18] + [.K18]" office:value-type="float" office:value="2.402" calcext:value-type="float">
            <text:p>2,402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SOC Reset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9" calcext:value-type="float">
            <text:p>0,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19]-[.D19]" office:value-type="float" office:value="19.1" calcext:value-type="float">
            <text:p>19,10</text:p>
          </table:table-cell>
          <table:table-cell table:style-name="ce2" table:formula="of:=(47 + 8*[.$C19] + INT((34 + 8*[.$C19])/5))*[.O$6]" office:value-type="float" office:value="0.126" calcext:value-type="float">
            <text:p>0,126</text:p>
          </table:table-cell>
          <table:table-cell table:style-name="ce12" table:formula="of:=130*[.$O$6]" office:value-type="float" office:value="0.26" calcext:value-type="float">
            <text:p>0,26</text:p>
          </table:table-cell>
          <table:table-cell table:style-name="ce14" table:formula="of:=SUMARRANGO([.$O$5]; [.$M$2:.M18])" office:value-type="float" office:value="2.402" calcext:value-type="float">
            <text:p>2,402</text:p>
          </table:table-cell>
          <table:table-cell table:style-name="ce14" table:formula="of:= [.M19] + [.K19]" office:value-type="float" office:value="2.528" calcext:value-type="float">
            <text:p>2,528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Backup Alarm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9" calcext:value-type="float">
            <text:p>0,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Brakes</text:p>
          </table:table-cell>
          <table:table-cell table:style-name="ce10" table:formula="of:=[.G20]-[.D20]" office:value-type="float" office:value="19.1" calcext:value-type="float">
            <text:p>19,10</text:p>
          </table:table-cell>
          <table:table-cell table:style-name="ce2" table:formula="of:=(47 + 8*[.$C20] + INT((34 + 8*[.$C20])/5))*[.O$6]" office:value-type="float" office:value="0.126" calcext:value-type="float">
            <text:p>0,126</text:p>
          </table:table-cell>
          <table:table-cell table:style-name="ce12" table:formula="of:=130*[.$O$6]" office:value-type="float" office:value="0.26" calcext:value-type="float">
            <text:p>0,26</text:p>
          </table:table-cell>
          <table:table-cell table:style-name="ce14" table:formula="of:=SUMARRANGO([.$O$5]; [.$M$2:.M19])" office:value-type="float" office:value="2.528" calcext:value-type="float">
            <text:p>2,528</text:p>
          </table:table-cell>
          <table:table-cell table:style-name="ce14" table:formula="of:= [.M20] + [.K20]" office:value-type="float" office:value="2.654" calcext:value-type="float">
            <text:p>2,654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Brake Solenoid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8" calcext:value-type="float">
            <text:p>0,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Brakes</text:p>
          </table:table-cell>
          <table:table-cell table:style-name="ce10" table:formula="of:=[.G21]-[.D21]" office:value-type="float" office:value="19.2" calcext:value-type="float">
            <text:p>19,20</text:p>
          </table:table-cell>
          <table:table-cell table:style-name="ce2" table:formula="of:=(47 + 8*[.$C21] + INT((34 + 8*[.$C21])/5))*[.O$6]" office:value-type="float" office:value="0.126" calcext:value-type="float">
            <text:p>0,126</text:p>
          </table:table-cell>
          <table:table-cell table:style-name="ce12" table:formula="of:=130*[.$O$6]" office:value-type="float" office:value="0.26" calcext:value-type="float">
            <text:p>0,26</text:p>
          </table:table-cell>
          <table:table-cell table:style-name="ce14" table:formula="of:=SUMARRANGO([.$O$5]; [.$M$2:.M20])" office:value-type="float" office:value="2.654" calcext:value-type="float">
            <text:p>2,654</text:p>
          </table:table-cell>
          <table:table-cell table:style-name="ce14" table:formula="of:= [.M21] + [.K21]" office:value-type="float" office:value="2.78" calcext:value-type="float">
            <text:p>2,78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Status/Malfunction (TBD)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8" calcext:value-type="float">
            <text:p>0,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I/M C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22]-[.D22]" office:value-type="float" office:value="19.2" calcext:value-type="float">
            <text:p>19,20</text:p>
          </table:table-cell>
          <table:table-cell table:style-name="ce2" table:formula="of:=(47 + 8*[.$C22] + INT((34 + 8*[.$C22])/5))*[.O$6]" office:value-type="float" office:value="0.126" calcext:value-type="float">
            <text:p>0,126</text:p>
          </table:table-cell>
          <table:table-cell table:style-name="ce12" table:formula="of:=130*[.$O$6]" office:value-type="float" office:value="0.26" calcext:value-type="float">
            <text:p>0,26</text:p>
          </table:table-cell>
          <table:table-cell table:style-name="ce14" table:formula="of:=SUMARRANGO([.$O$5]; [.$M$2:.M21])" office:value-type="float" office:value="2.78" calcext:value-type="float">
            <text:p>2,780</text:p>
          </table:table-cell>
          <table:table-cell table:style-name="ce14" table:formula="of:= [.M22] + [.K22]" office:value-type="float" office:value="2.906" calcext:value-type="float">
            <text:p>2,906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Brake Mode (Parallel/Split)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8" calcext:value-type="float">
            <text:p>0,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23]-[.D23]" office:value-type="float" office:value="19.2" calcext:value-type="float">
            <text:p>19,20</text:p>
          </table:table-cell>
          <table:table-cell table:style-name="ce2" table:formula="of:=(47 + 8*[.$C23] + INT((34 + 8*[.$C23])/5))*[.O$6]" office:value-type="float" office:value="0.126" calcext:value-type="float">
            <text:p>0,126</text:p>
          </table:table-cell>
          <table:table-cell table:style-name="ce12" table:formula="of:=130*[.$O$6]" office:value-type="float" office:value="0.26" calcext:value-type="float">
            <text:p>0,26</text:p>
          </table:table-cell>
          <table:table-cell table:style-name="ce14" table:formula="of:=SUMARRANGO([.$O$5]; [.$M$2:.M22])" office:value-type="float" office:value="2.906" calcext:value-type="float">
            <text:p>2,906</text:p>
          </table:table-cell>
          <table:table-cell table:style-name="ce14" table:formula="of:= [.M23] + [.K23]" office:value-type="float" office:value="3.032" calcext:value-type="float">
            <text:p>3,032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12V Power Relay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7" calcext:value-type="float">
            <text:p>0,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Battery</text:p>
          </table:table-cell>
          <table:table-cell table:style-name="ce10" table:formula="of:=[.G24]-[.D24]" office:value-type="float" office:value="19.3" calcext:value-type="float">
            <text:p>19,30</text:p>
          </table:table-cell>
          <table:table-cell table:style-name="ce2" table:formula="of:=(47 + 8*[.$C24] + INT((34 + 8*[.$C24])/5))*[.O$6]" office:value-type="float" office:value="0.126" calcext:value-type="float">
            <text:p>0,126</text:p>
          </table:table-cell>
          <table:table-cell table:style-name="ce12" table:formula="of:=130*[.$O$6]" office:value-type="float" office:value="0.26" calcext:value-type="float">
            <text:p>0,26</text:p>
          </table:table-cell>
          <table:table-cell table:style-name="ce14" table:formula="of:=SUMARRANGO([.$O$5]; [.$M$2:.M23])" office:value-type="float" office:value="3.032" calcext:value-type="float">
            <text:p>3,032</text:p>
          </table:table-cell>
          <table:table-cell table:style-name="ce14" table:formula="of:= [.M24] + [.K24]" office:value-type="float" office:value="3.158" calcext:value-type="float">
            <text:p>3,158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Shutdown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7" calcext:value-type="float">
            <text:p>0,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I/M C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25]-[.D25]" office:value-type="float" office:value="19.3" calcext:value-type="float">
            <text:p>19,30</text:p>
          </table:table-cell>
          <table:table-cell table:style-name="ce2" table:formula="of:=(47 + 8*[.$C25] + INT((34 + 8*[.$C25])/5))*[.O$6]" office:value-type="float" office:value="0.126" calcext:value-type="float">
            <text:p>0,126</text:p>
          </table:table-cell>
          <table:table-cell table:style-name="ce12" table:formula="of:=130*[.$O$6]" office:value-type="float" office:value="0.26" calcext:value-type="float">
            <text:p>0,26</text:p>
          </table:table-cell>
          <table:table-cell table:style-name="ce14" table:formula="of:=SUMARRANGO([.$O$5]; [.$M$2:.M24])" office:value-type="float" office:value="3.158" calcext:value-type="float">
            <text:p>3,158</text:p>
          </table:table-cell>
          <table:table-cell table:style-name="ce14" table:formula="of:= [.M25] + [.K25]" office:value-type="float" office:value="3.284" calcext:value-type="float">
            <text:p>3,284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Speed Contro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7" calcext:value-type="float">
            <text:p>0,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26]-[.D26]" office:value-type="float" office:value="19.3" calcext:value-type="float">
            <text:p>19,30</text:p>
          </table:table-cell>
          <table:table-cell table:style-name="ce2" table:formula="of:=(47 + 8*[.$C26] + INT((34 + 8*[.$C26])/5))*[.O$6]" office:value-type="float" office:value="0.126" calcext:value-type="float">
            <text:p>0,126</text:p>
          </table:table-cell>
          <table:table-cell table:style-name="ce12" table:formula="of:=130*[.$O$6]" office:value-type="float" office:value="0.26" calcext:value-type="float">
            <text:p>0,26</text:p>
          </table:table-cell>
          <table:table-cell table:style-name="ce14" table:formula="of:=SUMARRANGO([.$O$5]; [.$M$2:.M25])" office:value-type="float" office:value="3.284" calcext:value-type="float">
            <text:p>3,284</text:p>
          </table:table-cell>
          <table:table-cell table:style-name="ce14" table:formula="of:= [.M26] + [.K26]" office:value-type="float" office:value="3.41" calcext:value-type="float">
            <text:p>3,41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DC/DC Converter Current Contro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6" calcext:value-type="float">
            <text:p>0,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Battery</text:p>
          </table:table-cell>
          <table:table-cell table:style-name="ce10" table:formula="of:=[.G27]-[.D27]" office:value-type="float" office:value="19.4" calcext:value-type="float">
            <text:p>19,40</text:p>
          </table:table-cell>
          <table:table-cell table:style-name="ce2" table:formula="of:=(47 + 8*[.$C27] + INT((34 + 8*[.$C27])/5))*[.O$6]" office:value-type="float" office:value="0.126" calcext:value-type="float">
            <text:p>0,126</text:p>
          </table:table-cell>
          <table:table-cell table:style-name="ce12" table:formula="of:=130*[.$O$6]" office:value-type="float" office:value="0.26" calcext:value-type="float">
            <text:p>0,26</text:p>
          </table:table-cell>
          <table:table-cell table:style-name="ce14" table:formula="of:=SUMARRANGO([.$O$5]; [.$M$2:.M26])" office:value-type="float" office:value="3.41" calcext:value-type="float">
            <text:p>3,410</text:p>
          </table:table-cell>
          <table:table-cell table:style-name="ce14" table:formula="of:= [.M27] + [.K27]" office:value-type="float" office:value="3.536" calcext:value-type="float">
            <text:p>3,536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Shift Lever (PRNDL)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6" calcext:value-type="float">
            <text:p>0,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28]-[.D28]" office:value-type="float" office:value="19.4" calcext:value-type="float">
            <text:p>19,40</text:p>
          </table:table-cell>
          <table:table-cell table:style-name="ce2" table:formula="of:=(47 + 8*[.$C28] + INT((34 + 8*[.$C28])/5))*[.O$6]" office:value-type="float" office:value="0.126" calcext:value-type="float">
            <text:p>0,126</text:p>
          </table:table-cell>
          <table:table-cell table:style-name="ce12" table:formula="of:=130*[.$O$6]" office:value-type="float" office:value="0.26" calcext:value-type="float">
            <text:p>0,26</text:p>
          </table:table-cell>
          <table:table-cell table:style-name="ce14" table:formula="of:=SUMARRANGO([.$O$5]; [.$M$2:.M27])" office:value-type="float" office:value="3.536" calcext:value-type="float">
            <text:p>3,536</text:p>
          </table:table-cell>
          <table:table-cell table:style-name="ce14" table:formula="of:= [.M28] + [.K28]" office:value-type="float" office:value="3.662" calcext:value-type="float">
            <text:p>3,662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Inverter Temperature Status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6" calcext:value-type="float">
            <text:p>0,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I/M C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29]-[.D29]" office:value-type="float" office:value="19.4" calcext:value-type="float">
            <text:p>19,40</text:p>
          </table:table-cell>
          <table:table-cell table:style-name="ce2" table:formula="of:=(47 + 8*[.$C29] + INT((34 + 8*[.$C29])/5))*[.O$6]" office:value-type="float" office:value="0.126" calcext:value-type="float">
            <text:p>0,126</text:p>
          </table:table-cell>
          <table:table-cell table:style-name="ce12" table:formula="of:=130*[.$O$6]" office:value-type="float" office:value="0.26" calcext:value-type="float">
            <text:p>0,26</text:p>
          </table:table-cell>
          <table:table-cell table:style-name="ce14" table:formula="of:=SUMARRANGO([.$O$5]; [.$M$2:.M28])" office:value-type="float" office:value="3.662" calcext:value-type="float">
            <text:p>3,662</text:p>
          </table:table-cell>
          <table:table-cell table:style-name="ce14" table:formula="of:= [.M29] + [.K29]" office:value-type="float" office:value="3.788" calcext:value-type="float">
            <text:p>3,788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Reverse and 2nd Gear Clutches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5" calcext:value-type="float">
            <text:p>0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Trans</text:p>
          </table:table-cell>
          <table:table-cell table:style-name="ce10" table:formula="of:=[.G30]-[.D30]" office:value-type="float" office:value="19.5" calcext:value-type="float">
            <text:p>19,50</text:p>
          </table:table-cell>
          <table:table-cell table:style-name="ce2" table:formula="of:=(47 + 8*[.$C30] + INT((34 + 8*[.$C30])/5))*[.O$6]" office:value-type="float" office:value="0.126" calcext:value-type="float">
            <text:p>0,126</text:p>
          </table:table-cell>
          <table:table-cell table:style-name="ce12" table:formula="of:=130*[.$O$6]" office:value-type="float" office:value="0.26" calcext:value-type="float">
            <text:p>0,26</text:p>
          </table:table-cell>
          <table:table-cell table:style-name="ce14" table:formula="of:=SUMARRANGO([.$O$5]; [.$M$2:.M29])" office:value-type="float" office:value="3.788" calcext:value-type="float">
            <text:p>3,788</text:p>
          </table:table-cell>
          <table:table-cell table:style-name="ce14" table:formula="of:= [.M30] + [.K30]" office:value-type="float" office:value="3.914" calcext:value-type="float">
            <text:p>3,914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Inhibit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5" calcext:value-type="float">
            <text:p>0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I/M C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31]-[.D31]" office:value-type="float" office:value="19.5" calcext:value-type="float">
            <text:p>19,50</text:p>
          </table:table-cell>
          <table:table-cell table:style-name="ce2" table:formula="of:=(47 + 8*[.$C31] + INT((34 + 8*[.$C31])/5))*[.O$6]" office:value-type="float" office:value="0.126" calcext:value-type="float">
            <text:p>0,126</text:p>
          </table:table-cell>
          <table:table-cell table:style-name="ce12" table:formula="of:=130*[.$O$6]" office:value-type="float" office:value="0.26" calcext:value-type="float">
            <text:p>0,26</text:p>
          </table:table-cell>
          <table:table-cell table:style-name="ce14" table:formula="of:=SUMARRANGO([.$O$5]; [.$M$2:.M30])" office:value-type="float" office:value="3.914" calcext:value-type="float">
            <text:p>3,914</text:p>
          </table:table-cell>
          <table:table-cell table:style-name="ce14" table:formula="of:= [.M31] + [.K31]" office:value-type="float" office:value="4.04" calcext:value-type="float">
            <text:p>4,04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Interlock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5" calcext:value-type="float">
            <text:p>0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32]-[.D32]" office:value-type="float" office:value="19.5" calcext:value-type="float">
            <text:p>19,50</text:p>
          </table:table-cell>
          <table:table-cell table:style-name="ce2" table:formula="of:=(47 + 8*[.$C32] + INT((34 + 8*[.$C32])/5))*[.O$6]" office:value-type="float" office:value="0.126" calcext:value-type="float">
            <text:p>0,126</text:p>
          </table:table-cell>
          <table:table-cell table:style-name="ce12" table:formula="of:=130*[.$O$6]" office:value-type="float" office:value="0.26" calcext:value-type="float">
            <text:p>0,26</text:p>
          </table:table-cell>
          <table:table-cell table:style-name="ce14" table:formula="of:=SUMARRANGO([.$O$5]; [.$M$2:.M31])" office:value-type="float" office:value="4.04" calcext:value-type="float">
            <text:p>4,040</text:p>
          </table:table-cell>
          <table:table-cell table:style-name="ce14" table:formula="of:= [.M32] + [.K32]" office:value-type="float" office:value="4.166" calcext:value-type="float">
            <text:p>4,166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mergency Brak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5" calcext:value-type="float">
            <text:p>0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33]-[.D33]" office:value-type="float" office:value="19.5" calcext:value-type="float">
            <text:p>19,50</text:p>
          </table:table-cell>
          <table:table-cell table:style-name="ce2" table:formula="of:=(47 + 8*[.$C33] + INT((34 + 8*[.$C33])/5))*[.O$6]" office:value-type="float" office:value="0.126" calcext:value-type="float">
            <text:p>0,126</text:p>
          </table:table-cell>
          <table:table-cell table:style-name="ce12" table:formula="of:=130*[.$O$6]" office:value-type="float" office:value="0.26" calcext:value-type="float">
            <text:p>0,26</text:p>
          </table:table-cell>
          <table:table-cell table:style-name="ce14" table:formula="of:=SUMARRANGO([.$O$5]; [.$M$2:.M32])" office:value-type="float" office:value="4.166" calcext:value-type="float">
            <text:p>4,166</text:p>
          </table:table-cell>
          <table:table-cell table:style-name="ce14" table:formula="of:= [.M33] + [.K33]" office:value-type="float" office:value="4.292" calcext:value-type="float">
            <text:p>4,292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12V Power Ack I/M Contr,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4" calcext:value-type="float">
            <text:p>0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34]-[.D34]" office:value-type="float" office:value="19.6" calcext:value-type="float">
            <text:p>19,60</text:p>
          </table:table-cell>
          <table:table-cell table:style-name="ce2" table:formula="of:=(47 + 8*[.$C34] + INT((34 + 8*[.$C34])/5))*[.O$6]" office:value-type="float" office:value="0.126" calcext:value-type="float">
            <text:p>0,126</text:p>
          </table:table-cell>
          <table:table-cell table:style-name="ce12" table:formula="of:=130*[.$O$6]" office:value-type="float" office:value="0.26" calcext:value-type="float">
            <text:p>0,26</text:p>
          </table:table-cell>
          <table:table-cell table:style-name="ce14" table:formula="of:=SUMARRANGO([.$O$5]; [.$M$2:.M33])" office:value-type="float" office:value="4.292" calcext:value-type="float">
            <text:p>4,292</text:p>
          </table:table-cell>
          <table:table-cell table:style-name="ce14" table:formula="of:= [.M34] + [.K34]" office:value-type="float" office:value="4.418" calcext:value-type="float">
            <text:p>4,418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Accelerator Switch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4" calcext:value-type="float">
            <text:p>0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35]-[.D35]" office:value-type="float" office:value="19.6" calcext:value-type="float">
            <text:p>19,60</text:p>
          </table:table-cell>
          <table:table-cell table:style-name="ce2" table:formula="of:=(47 + 8*[.$C35] + INT((34 + 8*[.$C35])/5))*[.O$6]" office:value-type="float" office:value="0.126" calcext:value-type="float">
            <text:p>0,126</text:p>
          </table:table-cell>
          <table:table-cell table:style-name="ce12" table:formula="of:=130*[.$O$6]" office:value-type="float" office:value="0.26" calcext:value-type="float">
            <text:p>0,26</text:p>
          </table:table-cell>
          <table:table-cell table:style-name="ce14" table:formula="of:=SUMARRANGO([.$O$5]; [.$M$2:.M34])" office:value-type="float" office:value="4.418" calcext:value-type="float">
            <text:p>4,418</text:p>
          </table:table-cell>
          <table:table-cell table:style-name="ce14" table:formula="of:= [.M35] + [.K35]" office:value-type="float" office:value="4.544" calcext:value-type="float">
            <text:p>4,544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FWD/REV Ack,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4" calcext:value-type="float">
            <text:p>0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I/M C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36]-[.D36]" office:value-type="float" office:value="19.6" calcext:value-type="float">
            <text:p>19,60</text:p>
          </table:table-cell>
          <table:table-cell table:style-name="ce2" table:formula="of:=(47 + 8*[.$C36] + INT((34 + 8*[.$C36])/5))*[.O$6]" office:value-type="float" office:value="0.126" calcext:value-type="float">
            <text:p>0,126</text:p>
          </table:table-cell>
          <table:table-cell table:style-name="ce12" table:formula="of:=130*[.$O$6]" office:value-type="float" office:value="0.26" calcext:value-type="float">
            <text:p>0,26</text:p>
          </table:table-cell>
          <table:table-cell table:style-name="ce14" table:formula="of:=SUMARRANGO([.$O$5]; [.$M$2:.M35])" office:value-type="float" office:value="4.544" calcext:value-type="float">
            <text:p>4,544</text:p>
          </table:table-cell>
          <table:table-cell table:style-name="ce14" table:formula="of:= [.M36] + [.K36]" office:value-type="float" office:value="4.67" calcext:value-type="float">
            <text:p>4,67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12V Power Ack Inverter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3" calcext:value-type="float">
            <text:p>0,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37]-[.D37]" office:value-type="float" office:value="19.7" calcext:value-type="float">
            <text:p>19,70</text:p>
          </table:table-cell>
          <table:table-cell table:style-name="ce2" table:formula="of:=(47 + 8*[.$C37] + INT((34 + 8*[.$C37])/5))*[.O$6]" office:value-type="float" office:value="0.126" calcext:value-type="float">
            <text:p>0,126</text:p>
          </table:table-cell>
          <table:table-cell table:style-name="ce12" table:formula="of:=130*[.$O$6]" office:value-type="float" office:value="0.26" calcext:value-type="float">
            <text:p>0,26</text:p>
          </table:table-cell>
          <table:table-cell table:style-name="ce14" table:formula="of:=SUMARRANGO([.$O$5]; [.$M$2:.M36])" office:value-type="float" office:value="4.67" calcext:value-type="float">
            <text:p>4,670</text:p>
          </table:table-cell>
          <table:table-cell table:style-name="ce14" table:formula="of:= [.M37] + [.K37]" office:value-type="float" office:value="4.796" calcext:value-type="float">
            <text:p>4,796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Key Switch Start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3" calcext:value-type="float">
            <text:p>0,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38]-[.D38]" office:value-type="float" office:value="19.7" calcext:value-type="float">
            <text:p>19,70</text:p>
          </table:table-cell>
          <table:table-cell table:style-name="ce2" table:formula="of:=(47 + 8*[.$C38] + INT((34 + 8*[.$C38])/5))*[.O$6]" office:value-type="float" office:value="0.126" calcext:value-type="float">
            <text:p>0,126</text:p>
          </table:table-cell>
          <table:table-cell table:style-name="ce12" table:formula="of:=130*[.$O$6]" office:value-type="float" office:value="0.26" calcext:value-type="float">
            <text:p>0,26</text:p>
          </table:table-cell>
          <table:table-cell table:style-name="ce14" table:formula="of:=SUMARRANGO([.$O$5]; [.$M$2:.M37])" office:value-type="float" office:value="4.796" calcext:value-type="float">
            <text:p>4,796</text:p>
          </table:table-cell>
          <table:table-cell table:style-name="ce14" table:formula="of:= [.M38] + [.K38]" office:value-type="float" office:value="4.922" calcext:value-type="float">
            <text:p>4,922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rake Switch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3" calcext:value-type="float">
            <text:p>0,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Brakes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39]-[.D39]" office:value-type="float" office:value="19.7" calcext:value-type="float">
            <text:p>19,70</text:p>
          </table:table-cell>
          <table:table-cell table:style-name="ce2" table:formula="of:=(47 + 8*[.$C39] + INT((34 + 8*[.$C39])/5))*[.O$6]" office:value-type="float" office:value="0.126" calcext:value-type="float">
            <text:p>0,126</text:p>
          </table:table-cell>
          <table:table-cell table:style-name="ce12" table:formula="of:=130*[.$O$6]" office:value-type="float" office:value="0.26" calcext:value-type="float">
            <text:p>0,26</text:p>
          </table:table-cell>
          <table:table-cell table:style-name="ce14" table:formula="of:=SUMARRANGO([.$O$5]; [.$M$2:.M38])" office:value-type="float" office:value="4.922" calcext:value-type="float">
            <text:p>4,922</text:p>
          </table:table-cell>
          <table:table-cell table:style-name="ce14" table:formula="of:= [.M39] + [.K39]" office:value-type="float" office:value="5.048" calcext:value-type="float">
            <text:p>5,048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Main Contactor Clos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3" calcext:value-type="float">
            <text:p>0,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I/M C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40]-[.D40]" office:value-type="float" office:value="19.7" calcext:value-type="float">
            <text:p>19,70</text:p>
          </table:table-cell>
          <table:table-cell table:style-name="ce2" table:formula="of:=(47 + 8*[.$C40] + INT((34 + 8*[.$C40])/5))*[.O$6]" office:value-type="float" office:value="0.126" calcext:value-type="float">
            <text:p>0,126</text:p>
          </table:table-cell>
          <table:table-cell table:style-name="ce12" table:formula="of:=130*[.$O$6]" office:value-type="float" office:value="0.26" calcext:value-type="float">
            <text:p>0,26</text:p>
          </table:table-cell>
          <table:table-cell table:style-name="ce14" table:formula="of:=SUMARRANGO([.$O$5]; [.$M$2:.M39])" office:value-type="float" office:value="6.056" calcext:value-type="float">
            <text:p>6,056</text:p>
          </table:table-cell>
          <table:table-cell table:style-name="ce14" table:formula="of:= [.M40] + [.K40]" office:value-type="float" office:value="6.182" calcext:value-type="float">
            <text:p>6,182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12V Power Ack Vehicle Contro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2" calcext:value-type="float">
            <text:p>0,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41]-[.D41]" office:value-type="float" office:value="19.8" calcext:value-type="float">
            <text:p>19,80</text:p>
          </table:table-cell>
          <table:table-cell table:style-name="ce2" table:formula="of:=(47 + 8*[.$C41] + INT((34 + 8*[.$C41])/5))*[.O$6]" office:value-type="float" office:value="0.126" calcext:value-type="float">
            <text:p>0,126</text:p>
          </table:table-cell>
          <table:table-cell table:style-name="ce12" table:formula="of:=130*[.$O$6]" office:value-type="float" office:value="0.26" calcext:value-type="float">
            <text:p>0,26</text:p>
          </table:table-cell>
          <table:table-cell table:style-name="ce14" table:formula="of:=SUMARRANGO([.$O$5]; [.$M$2:.M40])" office:value-type="float" office:value="6.182" calcext:value-type="float">
            <text:p>6,182</text:p>
          </table:table-cell>
          <table:table-cell table:style-name="ce14" table:formula="of:= [.M41] + [.K41]" office:value-type="float" office:value="6.308" calcext:value-type="float">
            <text:p>6,308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Key Switch Run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2" calcext:value-type="float">
            <text:p>0,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42]-[.D42]" office:value-type="float" office:value="19.8" calcext:value-type="float">
            <text:p>19,80</text:p>
          </table:table-cell>
          <table:table-cell table:style-name="ce2" table:formula="of:=(47 + 8*[.$C42] + INT((34 + 8*[.$C42])/5))*[.O$6]" office:value-type="float" office:value="0.126" calcext:value-type="float">
            <text:p>0,126</text:p>
          </table:table-cell>
          <table:table-cell table:style-name="ce12" table:formula="of:=130*[.$O$6]" office:value-type="float" office:value="0.26" calcext:value-type="float">
            <text:p>0,26</text:p>
          </table:table-cell>
          <table:table-cell table:style-name="ce14" table:formula="of:=SUMARRANGO([.$O$5]; [.$M$2:.M41])" office:value-type="float" office:value="6.308" calcext:value-type="float">
            <text:p>6,308</text:p>
          </table:table-cell>
          <table:table-cell table:style-name="ce14" table:formula="of:= [.M42] + [.K42]" office:value-type="float" office:value="6.434" calcext:value-type="float">
            <text:p>6,434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Auxiliary Battery Current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9" calcext:value-type="float">
            <text:p>0,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" calcext:value-type="float">
            <text:p>10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43]-[.D43]" office:value-type="float" office:value="99.1" calcext:value-type="float">
            <text:p>99,10</text:p>
          </table:table-cell>
          <table:table-cell table:style-name="ce2" table:formula="of:=(47 + 8*[.$C43] + INT((34 + 8*[.$C43])/5))*[.O$6]" office:value-type="float" office:value="0.126" calcext:value-type="float">
            <text:p>0,126</text:p>
          </table:table-cell>
          <table:table-cell table:style-name="ce12" table:formula="of:=130*[.$O$6]" office:value-type="float" office:value="0.26" calcext:value-type="float">
            <text:p>0,26</text:p>
          </table:table-cell>
          <table:table-cell table:style-name="ce14" table:formula="of:=SUMARRANGO([.$O$5]; [.$M$2:.M42])" office:value-type="float" office:value="6.434" calcext:value-type="float">
            <text:p>6,434</text:p>
          </table:table-cell>
          <table:table-cell table:style-name="ce14" table:formula="of:= [.M43] + [.K43]" office:value-type="float" office:value="6.56" calcext:value-type="float">
            <text:p>6,56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Auxiliary Battery Voltag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8" calcext:value-type="float">
            <text:p>0,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" calcext:value-type="float">
            <text:p>10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44]-[.D44]" office:value-type="float" office:value="99.2" calcext:value-type="float">
            <text:p>99,20</text:p>
          </table:table-cell>
          <table:table-cell table:style-name="ce2" table:formula="of:=(47 + 8*[.$C44] + INT((34 + 8*[.$C44])/5))*[.O$6]" office:value-type="float" office:value="0.126" calcext:value-type="float">
            <text:p>0,126</text:p>
          </table:table-cell>
          <table:table-cell table:style-name="ce12" table:formula="of:=130*[.$O$6]" office:value-type="float" office:value="0.26" calcext:value-type="float">
            <text:p>0,26</text:p>
          </table:table-cell>
          <table:table-cell table:style-name="ce14" table:formula="of:=SUMARRANGO([.$O$5]; [.$M$2:.M43])" office:value-type="float" office:value="6.56" calcext:value-type="float">
            <text:p>6,560</text:p>
          </table:table-cell>
          <table:table-cell table:style-name="ce14" table:formula="of:= [.M44] + [.K44]" office:value-type="float" office:value="6.686" calcext:value-type="float">
            <text:p>6,686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raction Battery Current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7" calcext:value-type="float">
            <text:p>0,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" calcext:value-type="float">
            <text:p>10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45]-[.D45]" office:value-type="float" office:value="99.3" calcext:value-type="float">
            <text:p>99,30</text:p>
          </table:table-cell>
          <table:table-cell table:style-name="ce2" table:formula="of:=(47 + 8*[.$C45] + INT((34 + 8*[.$C45])/5))*[.O$6]" office:value-type="float" office:value="0.126" calcext:value-type="float">
            <text:p>0,126</text:p>
          </table:table-cell>
          <table:table-cell table:style-name="ce12" table:formula="of:=130*[.$O$6]" office:value-type="float" office:value="0.26" calcext:value-type="float">
            <text:p>0,26</text:p>
          </table:table-cell>
          <table:table-cell table:style-name="ce14" table:formula="of:=SUMARRANGO([.$O$5]; [.$M$2:.M44])" office:value-type="float" office:value="6.686" calcext:value-type="float">
            <text:p>6,686</text:p>
          </table:table-cell>
          <table:table-cell table:style-name="ce14" table:formula="of:= [.M45] + [.K45]" office:value-type="float" office:value="6.812" calcext:value-type="float">
            <text:p>6,812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raction Battery Voltag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6" calcext:value-type="float">
            <text:p>0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" calcext:value-type="float">
            <text:p>10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46]-[.D46]" office:value-type="float" office:value="99.4" calcext:value-type="float">
            <text:p>99,40</text:p>
          </table:table-cell>
          <table:table-cell table:style-name="ce2" table:formula="of:=(47 + 8*[.$C46] + INT((34 + 8*[.$C46])/5))*[.O$6]" office:value-type="float" office:value="0.126" calcext:value-type="float">
            <text:p>0,126</text:p>
          </table:table-cell>
          <table:table-cell table:style-name="ce12" table:formula="of:=130*[.$O$6]" office:value-type="float" office:value="0.26" calcext:value-type="float">
            <text:p>0,26</text:p>
          </table:table-cell>
          <table:table-cell table:style-name="ce14" table:formula="of:=SUMARRANGO([.$O$5]; [.$M$2:.M45])" office:value-type="float" office:value="6.812" calcext:value-type="float">
            <text:p>6,812</text:p>
          </table:table-cell>
          <table:table-cell table:style-name="ce14" table:formula="of:= [.M46] + [.K46]" office:value-type="float" office:value="6.938" calcext:value-type="float">
            <text:p>6,938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Vehicle Speed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4" calcext:value-type="float">
            <text:p>0,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" calcext:value-type="float">
            <text:p>100</text:p>
          </table:table-cell>
          <table:table-cell table:style-name="ce2" office:value-type="string" calcext:value-type="string">
            <text:p>Brakes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47]-[.D47]" office:value-type="float" office:value="99.6" calcext:value-type="float">
            <text:p>99,60</text:p>
          </table:table-cell>
          <table:table-cell table:style-name="ce2" table:formula="of:=(47 + 8*[.$C47] + INT((34 + 8*[.$C47])/5))*[.O$6]" office:value-type="float" office:value="0.126" calcext:value-type="float">
            <text:p>0,126</text:p>
          </table:table-cell>
          <table:table-cell table:style-name="ce12" table:formula="of:=130*[.$O$6]" office:value-type="float" office:value="0.26" calcext:value-type="float">
            <text:p>0,26</text:p>
          </table:table-cell>
          <table:table-cell table:style-name="ce14" table:formula="of:=SUMARRANGO([.$O$5]; [.$M$2:.M46])" office:value-type="float" office:value="6.938" calcext:value-type="float">
            <text:p>6,938</text:p>
          </table:table-cell>
          <table:table-cell table:style-name="ce14" table:formula="of:= [.M47] + [.K47]" office:value-type="float" office:value="7.064" calcext:value-type="float">
            <text:p>7,064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Transaxle Lubrication Pressur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2" calcext:value-type="float">
            <text:p>0,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" calcext:value-type="float">
            <text:p>100</text:p>
          </table:table-cell>
          <table:table-cell table:style-name="ce2" office:value-type="string" calcext:value-type="string">
            <text:p>Trans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48]-[.D48]" office:value-type="float" office:value="99.8" calcext:value-type="float">
            <text:p>99,80</text:p>
          </table:table-cell>
          <table:table-cell table:style-name="ce2" table:formula="of:=(47 + 8*[.$C48] + INT((34 + 8*[.$C48])/5))*[.O$6]" office:value-type="float" office:value="0.126" calcext:value-type="float">
            <text:p>0,126</text:p>
          </table:table-cell>
          <table:table-cell table:style-name="ce12" table:formula="of:=130*[.$O$6]" office:value-type="float" office:value="0.26" calcext:value-type="float">
            <text:p>0,26</text:p>
          </table:table-cell>
          <table:table-cell table:style-name="ce14" table:formula="of:=SUMARRANGO([.$O$5]; [.$M$2:.M47])" office:value-type="float" office:value="7.064" calcext:value-type="float">
            <text:p>7,064</text:p>
          </table:table-cell>
          <table:table-cell table:style-name="ce14" table:formula="of:= [.M48] + [.K48]" office:value-type="float" office:value="7.19" calcext:value-type="float">
            <text:p>7,19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Traction Battery Ground Fault Test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.7" calcext:value-type="float">
            <text:p>1,7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0" calcext:value-type="float">
            <text:p>100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Brakes</text:p>
          </table:table-cell>
          <table:table-cell table:style-name="ce10" table:formula="of:=[.G49]-[.D49]" office:value-type="float" office:value="998.3" calcext:value-type="float">
            <text:p>998,30</text:p>
          </table:table-cell>
          <table:table-cell table:style-name="ce2" table:formula="of:=(47 + 8*[.$C49] + INT((34 + 8*[.$C49])/5))*[.O$6]" office:value-type="float" office:value="0.126" calcext:value-type="float">
            <text:p>0,126</text:p>
          </table:table-cell>
          <table:table-cell table:style-name="ce12" table:formula="of:=130*[.$O$6]" office:value-type="float" office:value="0.26" calcext:value-type="float">
            <text:p>0,26</text:p>
          </table:table-cell>
          <table:table-cell table:style-name="ce14" table:formula="of:=SUMARRANGO([.$O$5]; [.$M$2:.M48])" office:value-type="float" office:value="7.19" calcext:value-type="float">
            <text:p>7,190</text:p>
          </table:table-cell>
          <table:table-cell table:style-name="ce14" table:formula="of:= [.M49] + [.K49]" office:value-type="float" office:value="7.316" calcext:value-type="float">
            <text:p>7,316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DC/DC Converter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.6" calcext:value-type="float">
            <text:p>1,6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0" calcext:value-type="float">
            <text:p>100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Battery</text:p>
          </table:table-cell>
          <table:table-cell table:style-name="ce10" table:formula="of:=[.G50]-[.D50]" office:value-type="float" office:value="998.4" calcext:value-type="float">
            <text:p>998,40</text:p>
          </table:table-cell>
          <table:table-cell table:style-name="ce2" table:formula="of:=(47 + 8*[.$C50] + INT((34 + 8*[.$C50])/5))*[.O$6]" office:value-type="float" office:value="0.126" calcext:value-type="float">
            <text:p>0,126</text:p>
          </table:table-cell>
          <table:table-cell table:style-name="ce12" table:formula="of:=130*[.$O$6]" office:value-type="float" office:value="0.26" calcext:value-type="float">
            <text:p>0,26</text:p>
          </table:table-cell>
          <table:table-cell table:style-name="ce14" table:formula="of:=SUMARRANGO([.$O$5]; [.$M$2:.M49])" office:value-type="float" office:value="7.316" calcext:value-type="float">
            <text:p>7,316</text:p>
          </table:table-cell>
          <table:table-cell table:style-name="ce14" table:formula="of:= [.M50] + [.K50]" office:value-type="float" office:value="7.442" calcext:value-type="float">
            <text:p>7,442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Traction Battery Ground Fault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.2" calcext:value-type="float">
            <text:p>1,2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0" calcext:value-type="float">
            <text:p>100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51]-[.D51]" office:value-type="float" office:value="998.8" calcext:value-type="float">
            <text:p>998,80</text:p>
          </table:table-cell>
          <table:table-cell table:style-name="ce2" table:formula="of:=(47 + 8*[.$C51] + INT((34 + 8*[.$C51])/5))*[.O$6]" office:value-type="float" office:value="0.126" calcext:value-type="float">
            <text:p>0,126</text:p>
          </table:table-cell>
          <table:table-cell table:style-name="ce12" table:formula="of:=130*[.$O$6]" office:value-type="float" office:value="0.26" calcext:value-type="float">
            <text:p>0,26</text:p>
          </table:table-cell>
          <table:table-cell table:style-name="ce14" table:formula="of:=SUMARRANGO([.$O$5]; [.$M$2:.M50])" office:value-type="float" office:value="7.442" calcext:value-type="float">
            <text:p>7,442</text:p>
          </table:table-cell>
          <table:table-cell table:style-name="ce14" table:formula="of:= [.M51] + [.K51]" office:value-type="float" office:value="7.568" calcext:value-type="float">
            <text:p>7,568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raction Battery Temp, Max,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.1" calcext:value-type="float">
            <text:p>1,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0" calcext:value-type="float">
            <text:p>100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52]-[.D52]" office:value-type="float" office:value="998.9" calcext:value-type="float">
            <text:p>998,90</text:p>
          </table:table-cell>
          <table:table-cell table:style-name="ce2" table:formula="of:=(47 + 8*[.$C52] + INT((34 + 8*[.$C52])/5))*[.O$6]" office:value-type="float" office:value="0.126" calcext:value-type="float">
            <text:p>0,126</text:p>
          </table:table-cell>
          <table:table-cell table:style-name="ce12" table:formula="of:=130*[.$O$6]" office:value-type="float" office:value="0.26" calcext:value-type="float">
            <text:p>0,26</text:p>
          </table:table-cell>
          <table:table-cell table:style-name="ce14" table:formula="of:=SUMARRANGO([.$O$5]; [.$M$2:.M51])" office:value-type="float" office:value="7.568" calcext:value-type="float">
            <text:p>7,568</text:p>
          </table:table-cell>
          <table:table-cell table:style-name="ce14" table:formula="of:= [.M52] + [.K52]" office:value-type="float" office:value="7.694" calcext:value-type="float">
            <text:p>7,694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Traction Battery Temp, Averag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0" calcext:value-type="float">
            <text:p>100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53]-[.D53]" office:value-type="float" office:value="999" calcext:value-type="float">
            <text:p>999,00</text:p>
          </table:table-cell>
          <table:table-cell table:style-name="ce2" table:formula="of:=(47 + 8*[.$C53] + INT((34 + 8*[.$C53])/5))*[.O$6]" office:value-type="float" office:value="0.126" calcext:value-type="float">
            <text:p>0,126</text:p>
          </table:table-cell>
          <table:table-cell table:style-name="ce12" table:formula="of:=130*[.$O$6]" office:value-type="float" office:value="0.26" calcext:value-type="float">
            <text:p>0,26</text:p>
          </table:table-cell>
          <table:table-cell table:style-name="ce14" table:formula="of:=SUMARRANGO([.$O$5]; [.$M$2:.M52])" office:value-type="float" office:value="7.694" calcext:value-type="float">
            <text:p>7,694</text:p>
          </table:table-cell>
          <table:table-cell table:style-name="ce14" table:formula="of:= [.M53] + [.K53]" office:value-type="float" office:value="7.82" calcext:value-type="float">
            <text:p>7,82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Motor/Trans Over Temperatur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3" calcext:value-type="float">
            <text:p>0,3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0" calcext:value-type="float">
            <text:p>1000</text:p>
          </table:table-cell>
          <table:table-cell table:style-name="ce2" office:value-type="string" calcext:value-type="string">
            <text:p>Trans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54]-[.D54]" office:value-type="float" office:value="999.7" calcext:value-type="float">
            <text:p>999,70</text:p>
          </table:table-cell>
          <table:table-cell table:style-name="ce2" table:formula="of:=(47 + 8*[.$C54] + INT((34 + 8*[.$C54])/5))*[.O$6]" office:value-type="float" office:value="0.126" calcext:value-type="float">
            <text:p>0,126</text:p>
          </table:table-cell>
          <table:table-cell table:style-name="ce12" table:formula="of:=130*[.$O$6]" office:value-type="float" office:value="0.26" calcext:value-type="float">
            <text:p>0,26</text:p>
          </table:table-cell>
          <table:table-cell table:style-name="ce14" table:formula="of:=SUMARRANGO([.$O$5]; [.$M$2:.M53])" office:value-type="float" office:value="7.82" calcext:value-type="float">
            <text:p>7,820</text:p>
          </table:table-cell>
          <table:table-cell table:style-name="ce14" table:formula="of:= [.M54] + [.K54]" office:value-type="float" office:value="7.946" calcext:value-type="float">
            <text:p>7,946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3">
          <table:table-cell table:style-name="Default" table:number-columns-repeated="12"/>
          <table:table-cell table:style-name="ce15" table:number-columns-repeated="2"/>
          <table:table-cell table:style-name="ce21"/>
          <table:table-cell table:style-name="Default" table:number-columns-repeated="1001"/>
          <table:table-cell table:number-columns-repeated="8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2" table:style-name="ta1" table:print="false">
        <table:table-column table:style-name="co10" table:default-cell-style-name="Default"/>
        <table:table-row table:style-name="ro4">
          <table:table-cell/>
        </table:table-row>
      </table:table>
      <table:table table:name="Hoja3" table:style-name="ta1" table:print="false">
        <table:table-column table:style-name="co10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Hoja1.A1:Hoja1.N55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3" loext:min-decimal-places="3" number:min-integer-digits="1"/>
    </number:number-style>
    <number:number-style style:name="N107">
      <number:number number:decimal-places="4" loext:min-decimal-places="4" number:min-integer-digits="1"/>
    </number:number-style>
    <number:number-style style:name="N108">
      <number:number number:decimal-places="5" loext:min-decimal-places="5"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6" loext:min-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Fin_20_de_20_línea_20_1" draw:display-name="Fin de línea 1" svg:viewBox="0 0 200 200" svg:d="M200 100c0 18-4 34-13 50-10 16-21 27-37 37-16 9-32 13-50 13s-34-4-50-13c-16-10-27-21-37-37-9-16-13-32-13-50s4-34 13-50c10-16 21-27 37-37 16-9 32-13 50-13s34 4 50 13c16 10 27 21 37 37 9 16 13 32 13 50z"/>
    <draw:marker draw:name="Fin_20_de_20_línea_20_2" draw:display-name="Fin de línea 2" svg:viewBox="0 0 20 30" svg:d="M10 0l-10 30h20z"/>
    <draw:marker draw:name="Fin_20_de_20_línea_20_3" draw:display-name="Fin de línea 3" svg:viewBox="0 0 200 200" svg:d="M200 100c0 18-4 34-13 50-10 16-21 27-37 37-16 9-32 13-50 13s-34-4-50-13c-16-10-27-21-37-37-9-16-13-32-13-50s4-34 13-50c10-16 21-27 37-37 16-9 32-13 50-13s34 4 50 13c16 10 27 21 37 37 9 16 13 32 13 50z"/>
    <draw:marker draw:name="Fin_20_de_20_línea_20_4" draw:display-name="Fin de línea 4" svg:viewBox="0 0 200 200" svg:d="M200 10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/00/0000</text:date>, <text:time style:data-style-name="N2" text:time-value="10:03:36.77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20:33:42.16</meta:creation-date>
    <dc:date>2016-09-17T11:47:54.143000000</dc:date>
    <meta:editing-duration>P1DT10H32M6S</meta:editing-duration>
    <meta:editing-cycles>104</meta:editing-cycles>
    <meta:generator>LibreOffice/5.2.1.2$Windows_X86_64 LibreOffice_project/31dd62db80d4e60af04904455ec9c9219178d620</meta:generator>
    <meta:document-statistic meta:table-count="3" meta:cell-count="765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

'Función para sumar los valores de un rango
Function SumarRango( tiempoBit, Rango ) As Double 
	Dim oHojaActiva as Object
	Dim Wm_n, Jk, Tk, Ck, Cm, Bm as Object 
	Dim Wm_sig_n, serieTmp, ceilingValue As Double
	Dim co3 As Long, co2 As Long
	Dim args( 1 to 2 ) As Variant
	
	service = createUnoService("com.sun.star.sheet.FunctionAccess")
	
	oHojaActiva = ThisComponent.getCurrentController.getActiveSheet()
	co3 = UBound( Rango,1 )

	Bm = oHojaActiva.getCellByPosition( 11, co3+1)	'L(x-1) Bm
	Wm_n = oHojaActiva.getCellByPosition( 12, co3) 	'M(x-1)	Wm
	Wm_sig_n = Bm.Value								'Wn+1= Bm +...

	serieTmp = 0
	For co2 = UBound( Rango,1)  To LBound(Rango, 1) Step -1			'Todos de prioridad mayor a mi
	    Jk = oHojaActiva.getCellByPosition( 3, co2)			'D(x) J/ms
	    Tk = oHojaActiva.getCellByPosition( 4, co2)			'E(x) T/ms
	    Ck = oHojaActiva.getCellByPosition( 10, co2)			'K(x) Ck
	   
	   	args(1) = ((Wm_n.Value + Jk.Value + tiempoBit) / Tk.Value)
	  	args(2) = 1
	   	ceilingValue = service.callFunction( "CEILING", args() )
	   
	   	serieTmp = serieTmp + ceilingValue * Ck.Value
	     ' MsgBox "co2:" + co2 + "co3:" + co3
	Next co2
	
	'Asignamos el resultado
	SumarRango =  Wm_sig_n + serieTmp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Scripts/javascript/Macros/parcel-descriptor.xml><?xml version="1.0" encoding="utf-8"?>
<parcel xmlns:parcel="scripting.dtd" language="JavaScript">
  <script language="JavaScript">
    <locale lang="en">
      <displayname value="Macro1.js"/>
      <description>Macro1.js</description>
    </locale>
    <logicalname value="Macro1.js"/>
    <functionname value="Macro1.js"/>
  </script>
</parcel>
</file>